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80" fo:border-left="0.06pt solid #000000" fo:border-right="none" fo:border-top="none"/>
    </style:style>
    <style:style style:name="ce3" style:family="table-cell" style:parent-style-name="Default" style:data-style-name="N61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0.06pt solid #000000" fo:border-top="0.06pt solid #000000"/>
    </style:style>
    <style:style style:name="ce6" style:family="table-cell" style:parent-style-name="Default">
      <style:table-cell-properties fo:border-bottom="0.06pt solid #000080" fo:border-left="none" fo:border-right="0.06pt solid #000000" fo:border-top="none"/>
    </style:style>
    <style:style style:name="ce7" style:family="table-cell" style:parent-style-name="Default" style:data-style-name="N61">
      <style:table-cell-properties fo:border-bottom="none" fo:border-left="none" fo:border-right="0.06pt solid #000000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</style:style>
    <style:style style:name="ce10" style:family="table-cell" style:parent-style-name="Default" style:data-style-name="N61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none" fo:border-top="0.06pt solid #000000"/>
    </style:style>
    <style:style style:name="ce12" style:family="table-cell" style:parent-style-name="Default">
      <style:table-cell-properties fo:border-bottom="0.06pt solid #000000" fo:border-left="none" fo:border-right="none" fo:border-top="none"/>
    </style:style>
    <style:style style:name="ce13" style:family="table-cell" style:parent-style-name="Default" style:data-style-name="N61"/>
    <style:style style:name="ce14" style:family="table-cell" style:parent-style-name="Default" style:data-style-name="N61">
      <style:table-cell-properties fo:border-bottom="none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default-cell-style-name="ce7"/>
        <table:table-column table:style-name="co1" table:default-cell-style-name="ce3"/>
        <table:table-column table:style-name="co1" table:default-cell-style-name="ce10"/>
        <table:table-column table:style-name="co1" table:default-cell-style-name="ce13"/>
        <table:table-column table:style-name="co1" table:default-cell-style-name="ce14"/>
        <table:table-row table:style-name="ro1">
          <table:table-cell table:style-name="ce1" office:value-type="string" calcext:value-type="string">
            <text:p>ATLAS12 mini</text:p>
          </table:table-cell>
          <table:table-cell table:style-name="ce5"/>
          <table:table-cell table:style-name="ce1" office:value-type="string" calcext:value-type="string">
            <text:p>ATLAS17 diode</text:p>
          </table:table-cell>
          <table:table-cell table:style-name="ce5"/>
          <table:table-cell table:style-name="ce11" office:value-type="string" calcext:value-type="string">
            <text:p>ATLAS17 mini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neq/cm2</text:p>
          </table:table-cell>
          <table:table-cell table:style-name="ce6" office:value-type="string" calcext:value-type="string">
            <text:p>p/cm2</text:p>
          </table:table-cell>
          <table:table-cell table:style-name="ce4" office:value-type="string" calcext:value-type="string">
            <text:p>neq/cm2</text:p>
          </table:table-cell>
          <table:table-cell table:style-name="ce9" office:value-type="string" calcext:value-type="string">
            <text:p>p/cm2</text:p>
          </table:table-cell>
          <table:table-cell table:style-name="ce12" office:value-type="string" calcext:value-type="string">
            <text:p>neq/cm2</text:p>
          </table:table-cell>
          <table:table-cell table:style-name="ce9" office:value-type="string" calcext:value-type="string">
            <text:p>p/cm2</text:p>
          </table:table-cell>
        </table:table-row>
        <table:table-row table:style-name="ro1">
          <table:table-cell office:value-type="float" office:value="100000000000000" calcext:value-type="float">
            <text:p>1.00E+14</text:p>
          </table:table-cell>
          <table:table-cell table:formula="of:=[.A3]/2.2" office:value-type="float" office:value="45454545454545.5" calcext:value-type="float">
            <text:p>4.55E+13</text:p>
          </table:table-cell>
          <table:table-cell office:value-type="float" office:value="100000000000000" calcext:value-type="float">
            <text:p>1.00E+14</text:p>
          </table:table-cell>
          <table:table-cell table:formula="of:=[.C3]/2.2" office:value-type="float" office:value="45454545454545.5" calcext:value-type="float">
            <text:p>4.55E+13</text:p>
          </table:table-cell>
          <table:table-cell office:value-type="float" office:value="500000000000000" calcext:value-type="float">
            <text:p>5.00E+14</text:p>
          </table:table-cell>
          <table:table-cell table:style-name="ce7" table:formula="of:=[.E3]/2.2" office:value-type="float" office:value="227272727272727" calcext:value-type="float">
            <text:p>2.27E+14</text:p>
          </table:table-cell>
        </table:table-row>
        <table:table-row table:style-name="ro1">
          <table:table-cell office:value-type="float" office:value="200000000000000" calcext:value-type="float">
            <text:p>2.00E+14</text:p>
          </table:table-cell>
          <table:table-cell table:formula="of:=[.A4]/2.2" office:value-type="float" office:value="90909090909090.9" calcext:value-type="float">
            <text:p>9.09E+13</text:p>
          </table:table-cell>
          <table:table-cell office:value-type="float" office:value="200000000000000" calcext:value-type="float">
            <text:p>2.00E+14</text:p>
          </table:table-cell>
          <table:table-cell table:formula="of:=[.C4]/2.2" office:value-type="float" office:value="90909090909090.9" calcext:value-type="float">
            <text:p>9.09E+13</text:p>
          </table:table-cell>
          <table:table-cell office:value-type="float" office:value="600000000000000" calcext:value-type="float">
            <text:p>6.00E+14</text:p>
          </table:table-cell>
          <table:table-cell table:style-name="ce7" table:formula="of:=[.E4]/2.2" office:value-type="float" office:value="272727272727273" calcext:value-type="float">
            <text:p>2.73E+14</text:p>
          </table:table-cell>
        </table:table-row>
        <table:table-row table:style-name="ro1">
          <table:table-cell office:value-type="float" office:value="400000000000000" calcext:value-type="float">
            <text:p>4.00E+14</text:p>
          </table:table-cell>
          <table:table-cell table:formula="of:=[.A5]/2.2" office:value-type="float" office:value="181818181818182" calcext:value-type="float">
            <text:p>1.82E+14</text:p>
          </table:table-cell>
          <table:table-cell office:value-type="float" office:value="400000000000000" calcext:value-type="float">
            <text:p>4.00E+14</text:p>
          </table:table-cell>
          <table:table-cell table:formula="of:=[.C5]/2.2" office:value-type="float" office:value="181818181818182" calcext:value-type="float">
            <text:p>1.82E+14</text:p>
          </table:table-cell>
          <table:table-cell table:number-columns-repeated="2"/>
        </table:table-row>
        <table:table-row table:style-name="ro1">
          <table:table-cell office:value-type="float" office:value="600000000000000" calcext:value-type="float">
            <text:p>6.00E+14</text:p>
          </table:table-cell>
          <table:table-cell table:formula="of:=[.A6]/2.2" office:value-type="float" office:value="272727272727273" calcext:value-type="float">
            <text:p>2.73E+14</text:p>
          </table:table-cell>
          <table:table-cell office:value-type="float" office:value="500000000000000" calcext:value-type="float">
            <text:p>5.00E+14</text:p>
          </table:table-cell>
          <table:table-cell table:formula="of:=[.C6]/2.2" office:value-type="float" office:value="227272727272727" calcext:value-type="float">
            <text:p>2.27E+14</text:p>
          </table:table-cell>
          <table:table-cell table:number-columns-repeated="2"/>
        </table:table-row>
        <table:table-row table:style-name="ro1">
          <table:table-cell office:value-type="float" office:value="800000000000000" calcext:value-type="float">
            <text:p>8.00E+14</text:p>
          </table:table-cell>
          <table:table-cell table:formula="of:=[.A7]/2.2" office:value-type="float" office:value="363636363636364" calcext:value-type="float">
            <text:p>3.64E+14</text:p>
          </table:table-cell>
          <table:table-cell office:value-type="float" office:value="600000000000000" calcext:value-type="float">
            <text:p>6.00E+14</text:p>
          </table:table-cell>
          <table:table-cell table:formula="of:=[.C7]/2.2" office:value-type="float" office:value="272727272727273" calcext:value-type="float">
            <text:p>2.73E+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0000000000000" calcext:value-type="float">
            <text:p>8.00E+14</text:p>
          </table:table-cell>
          <table:table-cell table:formula="of:=[.C8]/2.2" office:value-type="float" office:value="363636363636364" calcext:value-type="float">
            <text:p>3.64E+14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K = 2.2</text:p>
          </table:table-cell>
          <table:table-cell table:style-name="ce8"/>
          <table:table-cell table:style-name="ce4"/>
          <table:table-cell table:style-name="ce9"/>
          <table:table-cell table:style-name="ce12"/>
          <table:table-cell table:style-name="ce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8T09:56:54.095631710</meta:creation-date>
    <dc:date>2019-01-28T10:06:28.038958911</dc:date>
    <meta:editing-duration>PT9M35S</meta:editing-duration>
    <meta:editing-cycles>2</meta:editing-cycles>
    <meta:generator>LibreOffice/6.0.6.2$Linux_X86_64 LibreOffice_project/00$Build-2</meta:generator>
    <meta:print-date>2019-01-28T10:04:38.805157281</meta:print-date>
    <meta:document-statistic meta:table-count="1" meta:cell-count="36" meta:object-count="0"/>
  </office:meta>
</office:document-meta>
</file>